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-asian="Calibri" style:font-name-complex="Calibri" fo:font-size="26pt" style:font-size-asian="26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Computer networks</text:span></text:p>
      <text:p text:style-name="P4"><text:span text:style-name="T5">TCP,UDP functionalites.</text:span></text:p>
      <text:p text:style-name="P6"><draw:frame draw:z-index="251658240" draw:id="id0" draw:style-name="a0" draw:name="Picture 1" text:anchor-type="as-char" svg:x="0in" svg:y="0in" svg:width="6in" svg:height="3.19514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"><draw:frame draw:z-index="251658240" draw:id="id1" draw:style-name="a1" draw:name="Picture 2" text:anchor-type="as-char" svg:x="0in" svg:y="0in" svg:width="6in" svg:height="3.19514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6T11:03:00Z</meta:creation-date>
    <dc:date>2022-10-06T11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" meta:character-count="98" meta:row-count="1" meta:non-whitespace-character-count="85"/>
  </office:meta>
</office:document-meta>
</file>